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8.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36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Job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Postdoc Imperial energy</text:p>
          </table:table-cell>
          <table:table-cell office:value-type="string" calcext:value-type="string">
            <text:p><text:a xlink:href="https://www.imperial.ac.uk/jobs/description/BUS00310/research-associate-energy-and-environmental-economics" xlink:type="simple">https://www.imperial.ac.uk/jobs/description/BUS00310/research-associate-energy-and-environmental-economics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ostdoc MIT environment</text:p>
          </table:table-cell>
          <table:table-cell office:value-type="string" calcext:value-type="string">
            <text:p><text:a xlink:href="https://careers.peopleclick.com/careerscp/client_mit/external/jobDetails/jobDetail.html?jobPostId=19432&amp;localeCode=en-us" xlink:type="simple">https://careers.peopleclick.com/careerscp/client_mit/external/jobDetails/jobDetail.html?jobPostId=19432&amp;localeCode=en-us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Computation inequalities MIT 15/12</text:p>
          </table:table-cell>
          <table:table-cell office:value-type="string" calcext:value-type="string">
            <text:p><text:a xlink:href="https://apply.interfolio.com/80566" xlink:type="simple">https://apply.interfolio.com/80566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LSE Lecturer 13/12</text:p>
          </table:table-cell>
          <table:table-cell office:value-type="string" calcext:value-type="string">
            <text:p><text:a xlink:href="https://jobs.lse.ac.uk/Vacancies/W/1386/0/281980/15539/assistant-professorial-lecturer-in-geographical-data-science" xlink:type="simple">https://jobs.lse.ac.uk/Vacancies/W/1386/0/281980/15539/assistant-professorial-lecturer-in-geographical-data-science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Leverhulme Oxford 07/12</text:p>
          </table:table-cell>
          <table:table-cell office:value-type="string" calcext:value-type="string">
            <text:p><text:a xlink:href="https://www.jobs.ac.uk/job/CCK762/postdoctoral-researcher-leverhulme-centre-for-demographic-research" xlink:type="simple">https://www.jobs.ac.uk/job/CCK762/postdoctoral-researcher-leverhulme-centre-for-demographic-research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EPSRC schemes?</text:p>
          </table:table-cell>
          <table:table-cell office:value-type="string" calcext:value-type="string">
            <text:p><text:a xlink:href="https://epsrc.ukri.org/skills/fellows/" xlink:type="simple">https://epsrc.ukri.org/skills/fellows/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LISER 31/12</text:p>
          </table:table-cell>
          <table:table-cell office:value-type="string" calcext:value-type="string">
            <text:p><text:a xlink:href="https://jobs.liser.lu/jobs/detail/research-associate-post-doc-in-urban-modelling-and-spatial-data-analytics-m-f-ref-20-15-157" xlink:type="simple">https://jobs.liser.lu/jobs/detail/research-associate-post-doc-in-urban-modelling-and-spatial-data-analytics-m-f-ref-20-15-157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UCL Eng 9/12 (1y: not interesting→ 31/12)</text:p>
          </table:table-cell>
          <table:table-cell office:value-type="string" calcext:value-type="string">
            <text:p><text:a xlink:href="https://atsv7.wcn.co.uk/search_engine/jobs.cgi?amNvZGU9MTg3MzAyMCZ2dF90ZW1wbGF0ZT05NjUmb3duZXI9NTA0MTE3OCZvd25lcnR5cGU9ZmFpciZicmFuZF9pZD0wJmpvYl9yZWZfY29kZT0xODczMDIwJnBvc3RpbmdfY29kZT0yMjQ%3D=&amp;jcode=1873020&amp;vt_template=965&amp;owner=5041178&amp;ownertype=fair&amp;brand_id=0&amp;job_ref_code=1873020&amp;posting_code=224" xlink:type="simple">https://atsv7.wcn.co.uk/search_engine/jobs.cgi?amNvZGU9MTg3MzAyMCZ2dF90ZW1wbGF0ZT05NjUmb3duZXI9NTA0MTE3OCZvd25lcnR5cGU9ZmFpciZicmFuZF9pZD0wJmpvYl9yZWZfY29kZT0xODczMDIwJnBvc3RpbmdfY29kZT0yMjQ%3D=&amp;jcode=1873020&amp;vt_template=965&amp;owner=5041178&amp;ownertype=fair&amp;brand_id=0&amp;job_ref_code=1873020&amp;posting_code=224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ostdoc Oxford: expired?</text:p>
          </table:table-cell>
          <table:table-cell office:value-type="string" calcext:value-type="string">
            <text:p><text:a xlink:href="https://www.geog.ox.ac.uk/news/jobs/" xlink:type="simple">https://www.geog.ox.ac.uk/news/jobs/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Zurich comp soc sci 14/12</text:p>
          </table:table-cell>
          <table:table-cell office:value-type="string" calcext:value-type="string">
            <text:p><text:a xlink:href="https://www.jobs.ethz.ch/job/view/JOPG_ethz_9VurY5OekAs4Mpq6fG" xlink:type="simple">https://www.jobs.ethz.ch/job/view/JOPG_ethz_9VurY5OekAs4Mpq6fG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Observatoire territoires</text:p>
          </table:table-cell>
          <table:table-cell office:value-type="string" calcext:value-type="string">
            <text:p><text:a xlink:href="https://www.place-emploi-public.gouv.fr/offre-emploi/responsable-de-l-equipe-en-charge-de-l-observatoire-des-territoires-reference-2020-425141" xlink:type="simple">https://www.place-emploi-public.gouv.fr/offre-emploi/responsable-de-l-equipe-en-charge-de-l-observatoire-des-territoires-reference-2020-425141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Lecturer Glasgow</text:p>
          </table:table-cell>
          <table:table-cell office:value-type="string" calcext:value-type="string">
            <text:p><text:a xlink:href="https://www.jobs.ac.uk/job/CCC576/lecturer-senior-lecturer-or-reader-in-geospatial-data-science" xlink:type="simple">https://www.jobs.ac.uk/job/CCC576/lecturer-senior-lecturer-or-reader-in-geospatial-data-science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qualif CNU</text:p>
          </table:table-cell>
          <table:table-cell office:value-type="string" calcext:value-type="string">
            <text:p><text:a xlink:href="https://www.conseil-national-des-universites.fr/cnu/#/entite/entiteName/CNU/idChild/32/idNode/3745-3899" xlink:type="simple">https://www.conseil-national-des-universites.fr/cnu/#/entite/entiteName/CNU/idChild/32/idNode/3745-3899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ust Twente</text:p>
          </table:table-cell>
          <table:table-cell office:value-type="string" calcext:value-type="string">
            <text:p><text:a xlink:href="https://www.academictransfer.com/en/293240/assistant-professor-in-sustainability-and-complex-adaptive-systems/" xlink:type="simple">https://www.academictransfer.com/en/293240/assistant-professor-in-sustainability-and-complex-adaptive-systems/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Lecturer Leeds</text:p>
          </table:table-cell>
          <table:table-cell office:value-type="string" calcext:value-type="string">
            <text:p><text:a xlink:href="https://jobs.leeds.ac.uk/vacancy.aspx?ref=ENVGE1126&amp;s=09" xlink:type="simple">https://jobs.leeds.ac.uk/vacancy.aspx?ref=ENVGE1126&amp;s=09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Wagenigen urban eco</text:p>
          </table:table-cell>
          <table:table-cell office:value-type="string" calcext:value-type="string">
            <text:p><text:a xlink:href="https://www.wur.nl/en/vacancy/AssociateAssistant-Professor-Urban-Economics-Tenure-Track-Position.htm" xlink:type="simple">https://www.wur.nl/en/vacancy/AssociateAssistant-Professor-Urban-Economics-Tenure-Track-Position.htm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Lecturer Geocomp</text:p>
          </table:table-cell>
          <table:table-cell office:value-type="string" calcext:value-type="string">
            <text:p><text:a xlink:href="https://www.universityvacancies.com/maynooth-university/lecturerassistant-professor-permanent-national-centre-geocomputationdepartment" xlink:type="simple">https://www.universityvacancies.com/maynooth-university/lecturerassistant-professor-permanent-national-centre-geocomputationdepartment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ostdoc Columbia</text:p>
          </table:table-cell>
          <table:table-cell office:value-type="string" calcext:value-type="string">
            <text:p><text:a xlink:href="https://www.dropbox.com/s/uojratyckqq2b9u/PostDoc_Position.pdf?dl=0" xlink:type="simple">https://www.dropbox.com/s/uojratyckqq2b9u/PostDoc_Position.pdf?dl=0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Lecturer Liverpool</text:p>
          </table:table-cell>
          <table:table-cell office:value-type="string" calcext:value-type="string">
            <text:p><text:a xlink:href="https://www.jobs.ac.uk/job/CAO399/lecturer-in-data-and-human-geography-grade-8" xlink:type="simple">https://www.jobs.ac.uk/job/CAO399/lecturer-in-data-and-human-geography-grade-8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Crosslabs Kyoto</text:p>
          </table:table-cell>
          <table:table-cell office:value-type="string" calcext:value-type="string">
            <text:p><text:a xlink:href="https://www.crosslabs.org/jobs" xlink:type="simple">https://www.crosslabs.org/jobs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Delft CUSP</text:p>
          </table:table-cell>
          <table:table-cell office:value-type="string" calcext:value-type="string">
            <text:p><text:a xlink:href="https://www.tudelft.nl/over-tu-delft/werken-bij-tu-delft/vacatures/details/?jobId=603&amp;jobTitle=Postdoc%20Cities%2C%20Machine%20Learning%20and%20Network%20Science" xlink:type="simple">https://www.tudelft.nl/over-tu-delft/werken-bij-tu-delft/vacatures/details/?jobId=603&amp;jobTitle=Postdoc%20Cities%2C%20Machine%20Learning%20and%20Network%20Science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INSHS</text:p>
          </table:table-cell>
          <table:table-cell office:value-type="string" calcext:value-type="string">
            <text:p><text:a xlink:href="https://inshs.cnrs.fr/fr/appel-candidature-2020-trois-contrats-post-doctoraux-en-shs" xlink:type="simple">https://inshs.cnrs.fr/fr/appel-candidature-2020-trois-contrats-post-doctoraux-en-shs</text:a></text:p>
          </table:table-cell>
        </table:table-row>
        <table:table-row table:style-name="ro2">
          <table:table-cell table:number-columns-repeated="2"/>
        </table:table-row>
        <table:table-row table:style-name="ro3">
          <table:table-cell office:value-type="string" calcext:value-type="string">
            <text:p>Postdoc Japon Sony labs</text:p>
          </table:table-cell>
          <table:table-cell office:value-type="string" calcext:value-type="string">
            <text:p><text:a xlink:href="https://www.sonycsl.co.jp/wp-content/uploads/2020/05/CSLKyoto_PostDoctoral_EN.pdf" xlink:type="simple">https://www.sonycsl.co.jp/wp-content/uploads/2020/05/CSLKyoto_PostDoctoral_EN.pdf</text:a>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Postdoc Venise</text:p>
          </table:table-cell>
          <table:table-cell office:value-type="string" calcext:value-type="string">
            <text:p><text:a xlink:href="https://www.unive.it/pag/fileadmin/user_upload/centri/ECLT/documenti/Call_AREA_ECLT-HSC.pdf" xlink:type="simple">https://www.unive.it/pag/fileadmin/user_upload/centri/ECLT/documenti/Call_AREA_ECLT-HSC.pdf</text:a>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Postdoc Helbing</text:p>
          </table:table-cell>
          <table:table-cell office:value-type="string" calcext:value-type="string">
            <text:p><text:a xlink:href="https://jobs.ethz.ch/job/view/2940" xlink:type="simple">https://jobs.ethz.ch/job/view/2940</text:a>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Postdoc Aalto</text:p>
          </table:table-cell>
          <table:table-cell office:value-type="string" calcext:value-type="string">
            <text:p><text:a xlink:href="https://www.aalto.fi/en/open-positions/postdoctoral-researcher-in-digital-urban-and-data-analytics" xlink:type="simple">https://www.aalto.fi/en/open-positions/postdoctoral-researcher-in-digital-urban-and-data-analytics</text:a>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Postdoc IOER</text:p>
          </table:table-cell>
          <table:table-cell office:value-type="string" calcext:value-type="string">
            <text:p><text:a xlink:href="https://www.ioer.de/1/news/vacancies/" xlink:type="simple">https://www.ioer.de/1/news/vacancies/</text:a>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Postdoc CRI</text:p>
          </table:table-cell>
          <table:table-cell office:value-type="string" calcext:value-type="string">
            <text:p><text:a xlink:href="https://research.cri-paris.org/jobs/job-postdoc" xlink:type="simple">https://research.cri-paris.org/jobs/job-postdoc</text:a>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CR LAET</text:p>
          </table:table-cell>
          <table:table-cell office:value-type="string" calcext:value-type="string">
            <text:p><text:a xlink:href="https://www.concours.developpement-durable.gouv.fr/charge-e-de-recherche-du-developpement-durable-de-a126.html#top" xlink:type="simple">https://www.concours.developpement-durable.gouv.fr/charge-e-de-recherche-du-developpement-durable-de-a126.html#top</text:a>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AP Sciences Po</text:p>
          </table:table-cell>
          <table:table-cell office:value-type="string" calcext:value-type="string">
            <text:p><text:a xlink:href="https://medialab.sciencespo.fr/actu/recrute-une-assistant-prof-sciences-sociales-computationnelles/" xlink:type="simple">https://medialab.sciencespo.fr/actu/recrute-une-assistant-prof-sciences-sociales-computationnelles/</text:a>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Postdoc scaling SFI (asap ?)</text:p>
          </table:table-cell>
          <table:table-cell office:value-type="string" calcext:value-type="string">
            <text:p><text:a xlink:href="https://www.santafe.edu/jobs/Postdoctoral-Position-In-Scaling-Theory" xlink:type="simple">https://www.santafe.edu/jobs/Postdoctoral-Position-In-Scaling-Theory</text:a>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Maynooth ; pb: ML/CS ?</text:p>
          </table:table-cell>
          <table:table-cell office:value-type="string" calcext:value-type="string">
            <text:p><text:a xlink:href="https://www.jobs.ac.uk/job/BXR851/lecturer-in-computer-science-machine-learning" xlink:type="simple">https://www.jobs.ac.uk/job/BXR851/lecturer-in-computer-science-machine-learning</text:a>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Oxford (~ ; 23/01 !)</text:p>
          </table:table-cell>
          <table:table-cell office:value-type="string" calcext:value-type="string">
            <text:p><text:a xlink:href="https://my.corehr.com/pls/uoxrecruit/erq_jobspec_version_4.display_form?p_company=10&amp;p_internal_external=E&amp;p_display_in_irish=N&amp;p_process_type=&amp;p_applicant_no=&amp;p_form_profile_detail=&amp;p_display_apply_ind=Y&amp;p_refresh_search=Y&amp;p_recruitment_id=144895" xlink:type="simple">https://my.corehr.com/pls/uoxrecruit/erq_jobspec_version_4.display_form?p_company=10&amp;p_internal_external=E&amp;p_display_in_irish=N&amp;p_process_type=&amp;p_applicant_no=&amp;p_form_profile_detail=&amp;p_display_apply_ind=Y&amp;p_refresh_search=Y&amp;p_recruitment_id=144895</text:a>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HKU</text:p>
          </table:table-cell>
          <table:table-cell office:value-type="string" calcext:value-type="string">
            <text:p><text:a xlink:href="https://jobs.hku.hk/cw/en/job/499510/professor-in-urban-studiesplanning-and-head-of-the-department-of-urban-planning-and-design" xlink:type="simple">https://jobs.hku.hk/cw/en/job/499510/professor-in-urban-studiesplanning-and-head-of-the-department-of-urban-planning-and-design</text:a>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PostDoc UVM (OpenSource) ! 20/02</text:p>
          </table:table-cell>
          <table:table-cell office:value-type="string" calcext:value-type="string">
            <text:p><text:a xlink:href="https://vermontcomplexsystems.org/education/funding/" xlink:type="simple">https://vermontcomplexsystems.org/education/funding/</text:a>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Tenure Track Delft 31/01</text:p>
          </table:table-cell>
          <table:table-cell office:value-type="string" calcext:value-type="string">
            <text:p><text:a xlink:href="https://www.academictransfer.com/en/287898/assistant-professor-tenure-track-in-urban-studies/" xlink:type="simple">https://www.academictransfer.com/en/287898/assistant-professor-tenure-track-in-urban-studies/</text:a>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Casa lecturer ?</text:p>
          </table:table-cell>
          <table:table-cell office:value-type="string" calcext:value-type="string">
            <text:p><text:a xlink:href="https://atsv7.wcn.co.uk/search_engine/jobs.cgi?owner=5041385&amp;ownertype=fair&amp;jcode=1850045&amp;vt_template=966&amp;adminview=1" xlink:type="simple">https://atsv7.wcn.co.uk/search_engine/jobs.cgi?owner=5041385&amp;ownertype=fair&amp;jcode=1850045&amp;vt_template=966&amp;adminview=1</text:a>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Postes CNRS (deadline 7 janvier)</text:p>
          </table:table-cell>
          <table:table-cell office:value-type="string" calcext:value-type="string">
            <text:p><text:a xlink:href="https://www.legifrance.gouv.fr/affichTexte.do;jsessionid=E434BDD475DD40EC1E53F08B5A09CA94.tplgfr23s_2?cidTexte=JORFTEXT000039435047&amp;dateTexte=&amp;oldAction=rechJO&amp;categorieLien=id&amp;idJO=JORFCONT000039434416" xlink:type="simple">https://www.legifrance.gouv.fr/affichTexte.do;jsessionid=E434BDD475DD40EC1E53F08B5A09CA94.tplgfr23s_2?cidTexte=JORFTEXT000039435047&amp;dateTexte=&amp;oldAction=rechJO&amp;categorieLien=id&amp;idJO=JORFCONT000039434416</text:a>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Aalto university – Sarakami</text:p>
          </table:table-cell>
          <table:table-cell office:value-type="string" calcext:value-type="string">
            <text:p><text:a xlink:href="https://jarisaramaki.fi/2019/11/15/postdoc-wanted-network-science-public-transport-networks-cities-etc/amp/?__twitter_impression=true" xlink:type="simple">https://jarisaramaki.fi/2019/11/15/postdoc-wanted-network-science-public-transport-networks-cities-etc/amp/?__twitter_impression=true</text:a>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a xlink:href="https://atsv7.wcn.co.uk/search_engine/jobs.cgi?owner=5041573&amp;ownertype=fair&amp;jcode=1829813&amp;vt_template=965&amp;adminview=1" xlink:type="simple">https://atsv7.wcn.co.uk/search_engine/jobs.cgi?owner=5041573&amp;ownertype=fair&amp;jcode=1829813&amp;vt_template=965&amp;adminview=1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tseus 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UC Boulder</text:p>
          </table:table-cell>
          <table:table-cell office:value-type="string" calcext:value-type="string">
            <text:p><text:a xlink:href="https://jobs.colorado.edu/jobs/JobDetail/?jobId=21039" xlink:type="simple">https://jobs.colorado.edu/jobs/JobDetail/?jobId=2103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nure track UNAM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Northwestern</text:p>
          </table:table-cell>
          <table:table-cell office:value-type="string" calcext:value-type="string">
            <text:p><text:a xlink:href="https://www.nico.northwestern.edu/jobs.html" xlink:type="simple">https://www.nico.northwestern.edu/jobs.html</text:a>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Tenure track complex systems Umichigan</text:p>
          </table:table-cell>
          <table:table-cell office:value-type="string" calcext:value-type="string">
            <text:p><text:a xlink:href="https://chroniclevitae.com/jobs/0000498506-01" xlink:type="simple">https://chroniclevitae.com/jobs/0000498506-01</text:a>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Casa harmony</text:p>
          </table:table-cell>
          <table:table-cell office:value-type="string" calcext:value-type="string">
            <text:p><text:a xlink:href="https://atsv7.wcn.co.uk/search_engine/jobs.cgi?owner=5041385&amp;ownertype=fair&amp;jcode=1820325&amp;vt_template=965&amp;adminview=1" xlink:type="simple">https://atsv7.wcn.co.uk/search_engine/jobs.cgi?owner=5041385&amp;ownertype=fair&amp;jcode=1820325&amp;vt_template=965&amp;adminview=1</text:a></text:p>
          </table:table-cell>
        </table:table-row>
        <table:table-row table:style-name="ro1">
          <table:table-cell office:value-type="string" calcext:value-type="string">
            <text:p>complexity hub Vienna</text:p>
          </table:table-cell>
          <table:table-cell office:value-type="string" calcext:value-type="string">
            <text:p>csh.ac.at/job-openings/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OCDE abm</text:p>
          </table:table-cell>
          <table:table-cell office:value-type="string" calcext:value-type="string">
            <text:p><text:a xlink:href="https://oecd.taleo.net/careersection/ext/jobdetail.ftl?job=13102&amp;lang=en#.XWZrxIFxero.linkedin" xlink:type="simple">https://oecd.taleo.net/careersection/ext/jobdetail.ftl?job=13102&amp;lang=en#.XWZrxIFxero.linkedin</text:a></text:p>
          </table:table-cell>
        </table:table-row>
        <table:table-row table:style-name="ro3">
          <table:table-cell office:value-type="string" calcext:value-type="string">
            <text:p>Postdoc Vermont</text:p>
          </table:table-cell>
          <table:table-cell office:value-type="string" calcext:value-type="string">
            <text:p><text:a xlink:href="http://vermontcomplexsystems.org/people/positions/" xlink:type="simple">http://vermontcomplexsystems.org/people/positions/</text:a></text:p>
          </table:table-cell>
        </table:table-row>
        <table:table-row table:style-name="ro3">
          <table:table-cell office:value-type="string" calcext:value-type="string">
            <text:p>Tenure Track Amsterdam</text:p>
          </table:table-cell>
          <table:table-cell office:value-type="string" calcext:value-type="string">
            <text:p><text:a xlink:href="https://www.uva.nl/en/content/vacancies/2019/08/19-547-tenure-track-position-in-complexity.html?1567092530511&amp;1567500425389" xlink:type="simple">https://www.uva.nl/en/content/vacancies/2019/08/19-547-tenure-track-position-in-complexity.html?1567092530511&amp;15675004253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stdoc UNAM</text:p>
          </table:table-cell>
          <table:table-cell office:value-type="string" calcext:value-type="string">
            <text:p>https://comdig.unam.mx/2019/03/28/postdoctoral-fellowships-at-the-centro-de-ciencias-de-la-complejidad-c3-unam/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R IRD</text:p>
          </table:table-cell>
          <table:table-cell office:value-type="string" calcext:value-type="string">
            <text:p>https://www.ird.fr/nous-rejoindre/l-ird-recrute/concours/concours-chercheurs-201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ste Kisio 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R IFSTTAR</text:p>
          </table:table-cell>
          <table:table-cell office:value-type="string" calcext:value-type="string">
            <text:p>https://www.concours.developpement-durable.gouv.fr/charge-e-de-recherche-du-developpement-durable-de-a126.html</text:p>
          </table:table-cell>
        </table:table-row>
        <table:table-row table:style-name="ro1">
          <table:table-cell/>
          <table:table-cell office:value-type="string" calcext:value-type="string">
            <text:p>https://www.concours.developpement-durable.gouv.fr/IMG/pdf/cr03_ifsttar_fiche_de_poste_lvmt_2019_vfinale.pdf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Grant fieldwork <text:a xlink:href="http://www.cefc.com.hk/research/jobs-scholarships/fieldwork-grant-2019/" xlink:type="simple">http://www.cefc.com.hk/research/jobs-scholarships/fieldwork-grant-2019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Postdoc LISER <text:a xlink:href="https://jobs.liser.lu/jobs/detail/post-doc-researchers-in-economics-social-or-geographical-sciences-m-f-ref-18-26-97" xlink:type="simple">https://jobs.liser.lu/jobs/detail/post-doc-researchers-in-economics-social-or-geographical-sciences-m-f-ref-18-26-97</text:a>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ttp://www.ntu.edu.sg/ohr/career/CurrentOpenings/ResearchOpenings/ComplexityInstitute/Pages/JOB-2018-0151535.aspx</text:p>
          </table:table-cell>
          <table:table-cell/>
        </table:table-row>
        <table:table-row table:style-name="ro1">
          <table:table-cell office:value-type="string" calcext:value-type="string">
            <text:p>http://www.ntu.edu.sg/ohr/career/CurrentOpenings/ResearchOpenings/SCSE/Pages/Research-Fellow-JOB-2018-0190430.aspx</text:p>
          </table:table-cell>
          <table:table-cell/>
        </table:table-row>
        <table:table-row table:style-name="ro1">
          <table:table-cell office:value-type="string" calcext:value-type="string">
            <text:p>http://www.ntu.edu.sg/ohr/career/CurrentOpenings/ResearchOpenings/ComplexityInstitute/Pages/RA-0181244.aspx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BEFORE 28/10 : <text:a xlink:href="https://www.santafe.edu/jobs/Omidyar-Fellowship-and-ASU-SFI-Center-for-Biosocia" xlink:type="simple">https://www.santafe.edu/jobs/Omidyar-Fellowship-and-ASU-SFI-Center-for-Biosocia</text:a></text:p>
          </table:table-cell>
          <table:table-cell/>
        </table:table-row>
        <table:table-row table:style-name="ro1">
          <table:table-cell office:value-type="string" calcext:value-type="string">
            <text:p>https://www.santafe.edu/jobs/SFI-Postdoc-Computational-Social-Scienc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EFORE 24/10</text:p>
          </table:table-cell>
          <table:table-cell/>
        </table:table-row>
        <table:table-row table:style-name="ro1">
          <table:table-cell office:value-type="string" calcext:value-type="string">
            <text:p>https://www.ucl.ac.uk/bartlett/casa/news/2018/sep/casa-recruiting-research-fellow-urban-modelling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ttps://www.fun.ac.jp/en/recruit20190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bos acceuil cnrs</text:p>
          </table:table-cell>
          <table:table-cell/>
        </table:table-row>
        <table:table-row table:style-name="ro1">
          <table:table-cell office:value-type="string" calcext:value-type="string">
            <text:p>https://ecoleurbainedelyon.universite-lyon.fr/contact/</text:p>
          </table:table-cell>
          <table:table-cell/>
        </table:table-row>
        <table:table-row table:style-name="ro1">
          <table:table-cell office:value-type="string" calcext:value-type="string">
            <text:p>http://www.lied-pieri.univ-paris-diderot.fr/</text:p>
          </table:table-cell>
          <table:table-cell/>
        </table:table-row>
        <table:table-row table:style-name="ro1">
          <table:table-cell office:value-type="string" calcext:value-type="string">
            <text:p>http://koyre.ehess.fr/index.php?367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string" calcext:value-type="string">
            <text:p>https://miurban.uchicago.edu/our-work/</text:p>
          </table:table-cell>
          <table:table-cell/>
        </table:table-row>
        <table:table-row table:style-name="ro1">
          <table:table-cell office:value-type="string" calcext:value-type="string">
            <text:p>http://vermontcomplexsystems.org/people/positions/</text:p>
          </table:table-cell>
          <table:table-cell/>
        </table:table-row>
      </table:table>
      <table:table table:name="Ressources" table:style-name="ta1">
        <table:table-column table:style-name="co2" table:number-columns-repeated="2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Netsci</text:p>
          </table:table-cell>
          <table:table-cell office:value-type="string" calcext:value-type="string">
            <text:p><text:a xlink:href="https://netscisociety.net/jobs" xlink:type="simple">https://netscisociety.net/jobs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Jobrxiv</text:p>
          </table:table-cell>
          <table:table-cell office:value-type="string" calcext:value-type="string">
            <text:p><text:a xlink:href="https://jobrxiv.org/" xlink:type="simple">https://jobrxiv.org/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Interdisc ? https://www.slideshare.net/HirokiSayama/how-to-survive-as-an-interdisciplinary-bein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/00/0000</text:date>, <text:time style:data-style-name="N2" text:time-value="08:15:19.8752836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3:53:46.912964057</meta:creation-date>
    <dc:date>2020-12-09T08:18:18.452076920</dc:date>
    <meta:editing-duration>P4DT8H4M44S</meta:editing-duration>
    <meta:editing-cycles>64</meta:editing-cycles>
    <meta:generator>LibreOffice/5.4.6.2$MacOSX_X86_64 LibreOffice_project/4014ce260a04f1026ba855d3b8d91541c224eab8</meta:generator>
    <meta:document-statistic meta:table-count="2" meta:cell-count="127" meta:object-count="0"/>
  </office:meta>
</office:document-meta>
</file>